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Tests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ContextTests.testPathTo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ContextTests.testGetContextUrlWithMap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textTests.testGetContextUrl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textTests.testGetContex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